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nl" fo:country="NL" officeooo:rsid="0015e7fe" officeooo:paragraph-rsid="0015e7fe"/>
    </style:style>
    <style:style style:name="P2" style:family="paragraph" style:parent-style-name="Text_20_body">
      <style:text-properties fo:language="nl" fo:country="NL" officeooo:rsid="00209e9a" officeooo:paragraph-rsid="00209e9a"/>
    </style:style>
    <style:style style:name="P3" style:family="paragraph" style:parent-style-name="Text_20_body">
      <style:text-properties officeooo:paragraph-rsid="001e0f53"/>
    </style:style>
    <style:style style:name="P4" style:family="paragraph" style:parent-style-name="Text_20_body">
      <style:text-properties officeooo:paragraph-rsid="00255f64"/>
    </style:style>
    <style:style style:name="P5" style:family="paragraph" style:parent-style-name="Heading_20_1">
      <style:text-properties officeooo:paragraph-rsid="00049529"/>
    </style:style>
    <style:style style:name="P6" style:family="paragraph" style:parent-style-name="Heading_20_1">
      <style:text-properties fo:language="nl" fo:country="NL" officeooo:rsid="000495d1" officeooo:paragraph-rsid="000495d1"/>
    </style:style>
    <style:style style:name="P7" style:family="paragraph" style:parent-style-name="Heading_20_1">
      <style:text-properties fo:language="nl" fo:country="NL" officeooo:rsid="000495d1" officeooo:paragraph-rsid="00096fa3"/>
    </style:style>
    <style:style style:name="P8" style:family="paragraph" style:parent-style-name="Text_20_body" style:list-style-name="L1">
      <style:text-properties officeooo:paragraph-rsid="0016441d"/>
    </style:style>
    <style:style style:name="P9" style:family="paragraph" style:parent-style-name="Text_20_body" style:list-style-name="L1">
      <style:text-properties officeooo:paragraph-rsid="00318dab"/>
    </style:style>
    <style:style style:name="P10" style:family="paragraph" style:parent-style-name="Text_20_body" style:list-style-name="L1">
      <style:text-properties fo:language="nl" fo:country="NL" officeooo:rsid="0016441d" officeooo:paragraph-rsid="0016441d"/>
    </style:style>
    <style:style style:name="P11" style:family="paragraph" style:parent-style-name="Text_20_body" style:list-style-name="L1">
      <style:text-properties fo:language="nl" fo:country="NL" officeooo:rsid="001ae98b" officeooo:paragraph-rsid="001ae98b"/>
    </style:style>
    <style:style style:name="P12" style:family="paragraph" style:parent-style-name="Text_20_body" style:list-style-name="L4">
      <style:text-properties fo:language="nl" fo:country="NL" officeooo:rsid="00209e9a" officeooo:paragraph-rsid="00209e9a"/>
    </style:style>
    <style:style style:name="P13" style:family="paragraph" style:parent-style-name="Text_20_body">
      <style:text-properties fo:language="nl" fo:country="NL" officeooo:rsid="00209e9a" officeooo:paragraph-rsid="002d4938"/>
    </style:style>
    <style:style style:name="P14" style:family="paragraph" style:parent-style-name="Text_20_body">
      <style:text-properties fo:language="nl" fo:country="NL" fo:font-style="normal" officeooo:rsid="0028c536" officeooo:paragraph-rsid="002ce843" style:font-style-asian="normal" style:font-style-complex="normal"/>
    </style:style>
    <style:style style:name="P15" style:family="paragraph" style:parent-style-name="Text_20_body">
      <style:text-properties fo:language="nl" fo:country="NL" fo:font-style="normal" officeooo:rsid="002ce843" officeooo:paragraph-rsid="002ce843" style:font-style-asian="normal" style:font-style-complex="normal"/>
    </style:style>
    <style:style style:name="P16" style:family="paragraph" style:parent-style-name="Text_20_body" style:list-style-name="L5">
      <style:text-properties officeooo:paragraph-rsid="0024c627"/>
    </style:style>
    <style:style style:name="P17" style:family="paragraph" style:parent-style-name="Text_20_body" style:list-style-name="L5">
      <style:text-properties fo:language="en" fo:country="GB" officeooo:rsid="00238450" officeooo:paragraph-rsid="0028c536"/>
    </style:style>
    <style:style style:name="P18" style:family="paragraph" style:parent-style-name="Text_20_body" style:list-style-name="L5">
      <style:text-properties fo:language="en" fo:country="GB" officeooo:rsid="002d4938" officeooo:paragraph-rsid="002d4938"/>
    </style:style>
    <style:style style:name="P19" style:family="paragraph" style:parent-style-name="Text_20_body" style:list-style-name="L5">
      <style:text-properties officeooo:rsid="0024c627" officeooo:paragraph-rsid="0024c627"/>
    </style:style>
    <style:style style:name="P20" style:family="paragraph" style:parent-style-name="Text_20_body" style:list-style-name="L5">
      <style:text-properties officeooo:rsid="0024c627" officeooo:paragraph-rsid="002ce843"/>
    </style:style>
    <style:style style:name="P21" style:family="paragraph" style:parent-style-name="Text_20_body" style:list-style-name="L5">
      <style:text-properties fo:font-style="normal" officeooo:rsid="002f7732" officeooo:paragraph-rsid="002f7732" style:font-style-asian="normal" style:font-style-complex="normal"/>
    </style:style>
    <style:style style:name="P22" style:family="paragraph" style:parent-style-name="Text_20_body">
      <style:text-properties officeooo:paragraph-rsid="00209e9a"/>
    </style:style>
    <style:style style:name="P23" style:family="paragraph" style:parent-style-name="Text_20_body">
      <style:text-properties officeooo:rsid="003207ef" officeooo:paragraph-rsid="003207ef"/>
    </style:style>
    <style:style style:name="P24" style:family="paragraph" style:parent-style-name="Text_20_body" style:list-style-name="L6">
      <style:text-properties officeooo:paragraph-rsid="0035273c"/>
    </style:style>
    <style:style style:name="P25" style:family="paragraph" style:parent-style-name="Text_20_body" style:list-style-name="L6">
      <style:text-properties officeooo:rsid="0035273c" officeooo:paragraph-rsid="0035273c"/>
    </style:style>
    <style:style style:name="P26" style:family="paragraph" style:parent-style-name="Text_20_body">
      <style:text-properties officeooo:rsid="0035273c" officeooo:paragraph-rsid="0035273c"/>
    </style:style>
    <style:style style:name="P27" style:family="paragraph" style:parent-style-name="Text_20_body">
      <style:text-properties officeooo:paragraph-rsid="0035273c"/>
    </style:style>
    <style:style style:name="P28" style:family="paragraph" style:parent-style-name="Text_20_body">
      <style:text-properties officeooo:rsid="003549f3" officeooo:paragraph-rsid="003549f3"/>
    </style:style>
    <style:style style:name="P29" style:family="paragraph" style:parent-style-name="Text_20_body">
      <style:text-properties fo:font-size="15pt" fo:language="en" fo:country="GB" fo:font-style="italic" fo:font-weight="bold" officeooo:rsid="0035c7a5" officeooo:paragraph-rsid="0035c7a5" style:font-size-asian="15pt" style:font-style-asian="italic" style:font-weight-asian="bold" style:font-size-complex="15pt" style:font-style-complex="italic" style:font-weight-complex="bold"/>
    </style:style>
    <style:style style:name="P30" style:family="paragraph" style:parent-style-name="Text_20_body">
      <style:text-properties officeooo:paragraph-rsid="0035c7a5"/>
    </style:style>
    <style:style style:name="T1" style:family="text">
      <style:text-properties fo:language="nl" fo:country="NL"/>
    </style:style>
    <style:style style:name="T2" style:family="text">
      <style:text-properties fo:language="nl" fo:country="NL" officeooo:rsid="00049529"/>
    </style:style>
    <style:style style:name="T3" style:family="text">
      <style:text-properties fo:language="nl" fo:country="NL" officeooo:rsid="0016441d"/>
    </style:style>
    <style:style style:name="T4" style:family="text">
      <style:text-properties fo:language="nl" fo:country="NL" fo:font-style="italic" style:font-style-asian="italic" style:font-style-complex="italic"/>
    </style:style>
    <style:style style:name="T5" style:family="text">
      <style:text-properties fo:language="nl" fo:country="NL" fo:font-style="italic" officeooo:rsid="0016441d" style:font-style-asian="italic" style:font-style-complex="italic"/>
    </style:style>
    <style:style style:name="T6" style:family="text">
      <style:text-properties fo:language="nl" fo:country="NL" fo:font-style="italic" officeooo:rsid="00318dab" style:font-style-asian="italic" style:font-style-complex="italic"/>
    </style:style>
    <style:style style:name="T7" style:family="text">
      <style:text-properties fo:language="nl" fo:country="NL" officeooo:rsid="001ae98b"/>
    </style:style>
    <style:style style:name="T8" style:family="text">
      <style:text-properties fo:language="nl" fo:country="NL" officeooo:rsid="001ba77e"/>
    </style:style>
    <style:style style:name="T9" style:family="text">
      <style:text-properties fo:language="nl" fo:country="NL" officeooo:rsid="000495d1"/>
    </style:style>
    <style:style style:name="T10" style:family="text">
      <style:text-properties fo:language="nl" fo:country="NL" officeooo:rsid="001d9469"/>
    </style:style>
    <style:style style:name="T11" style:family="text">
      <style:text-properties fo:language="nl" fo:country="NL" officeooo:rsid="001e0f53"/>
    </style:style>
    <style:style style:name="T12" style:family="text">
      <style:text-properties fo:language="nl" fo:country="NL" officeooo:rsid="000875bf"/>
    </style:style>
    <style:style style:name="T13" style:family="text">
      <style:text-properties fo:language="nl" fo:country="NL" officeooo:rsid="00209e9a"/>
    </style:style>
    <style:style style:name="T14" style:family="text">
      <style:text-properties fo:language="nl" fo:country="NL" officeooo:rsid="0030eb55"/>
    </style:style>
    <style:style style:name="T15" style:family="text">
      <style:text-properties fo:language="nl" fo:country="NL" officeooo:rsid="00318dab"/>
    </style:style>
    <style:style style:name="T16" style:family="text">
      <style:text-properties fo:language="nl" fo:country="NL" style:text-underline-style="solid" style:text-underline-width="auto" style:text-underline-color="font-color"/>
    </style:style>
    <style:style style:name="T17" style:family="text">
      <style:text-properties fo:language="nl" fo:country="NL" style:text-underline-style="none"/>
    </style:style>
    <style:style style:name="T18" style:family="text">
      <style:text-properties fo:language="nl" fo:country="NL" officeooo:rsid="0035273c"/>
    </style:style>
    <style:style style:name="T19" style:family="text">
      <style:text-properties fo:language="nl" fo:country="NL" fo:font-style="normal" style:font-style-asian="normal" style:font-style-complex="normal"/>
    </style:style>
    <style:style style:name="T20" style:family="text">
      <style:text-properties fo:language="nl" fo:country="NL" fo:font-style="normal" officeooo:rsid="0035273c" style:font-style-asian="normal" style:font-style-complex="normal"/>
    </style:style>
    <style:style style:name="T21" style:family="text">
      <style:text-properties fo:language="nl" fo:country="NL" fo:font-style="normal" officeooo:rsid="003549f3" style:font-style-asian="normal" style:font-style-complex="normal"/>
    </style:style>
    <style:style style:name="T22" style:family="text">
      <style:text-properties style:font-name="Liberation Sans" fo:font-size="18.2000007629395pt" fo:language="nl" fo:country="NL" fo:font-weight="bold" officeooo:rsid="0015e7fe" style:font-name-asian="Microsoft YaHei" style:font-size-asian="18.2000007629395pt" style:font-weight-asian="bold" style:font-name-complex="Mangal" style:font-size-complex="18.2000007629395pt" style:font-weight-complex="bold"/>
    </style:style>
    <style:style style:name="T23" style:family="text">
      <style:text-properties officeooo:rsid="001ba77e"/>
    </style:style>
    <style:style style:name="T24" style:family="text">
      <style:text-properties officeooo:rsid="001e0f53"/>
    </style:style>
    <style:style style:name="T25" style:family="text">
      <style:text-properties fo:language="de" fo:country="DE"/>
    </style:style>
    <style:style style:name="T26" style:family="text">
      <style:text-properties fo:language="en" fo:country="GB"/>
    </style:style>
    <style:style style:name="T27" style:family="text">
      <style:text-properties fo:language="en" fo:country="GB" officeooo:rsid="0021ec2d"/>
    </style:style>
    <style:style style:name="T28" style:family="text">
      <style:text-properties fo:language="en" fo:country="GB" officeooo:rsid="00238450"/>
    </style:style>
    <style:style style:name="T29" style:family="text">
      <style:text-properties fo:language="en" fo:country="GB" officeooo:rsid="0024c627"/>
    </style:style>
    <style:style style:name="T30" style:family="text">
      <style:text-properties fo:language="en" fo:country="GB" fo:font-style="italic" officeooo:rsid="0021ec2d" style:font-style-asian="italic" style:font-style-complex="italic"/>
    </style:style>
    <style:style style:name="T31" style:family="text">
      <style:text-properties fo:language="en" fo:country="GB" fo:font-weight="bold" style:font-weight-asian="bold" style:font-weight-complex="bold"/>
    </style:style>
    <style:style style:name="T32" style:family="text">
      <style:text-properties fo:language="en" fo:country="GB" fo:font-weight="bold" officeooo:rsid="00238450" style:font-weight-asian="bold" style:font-weight-complex="bold"/>
    </style:style>
    <style:style style:name="T33" style:family="text">
      <style:text-properties fo:language="en" fo:country="GB" officeooo:rsid="00255f64"/>
    </style:style>
    <style:style style:name="T34" style:family="text">
      <style:text-properties fo:language="en" fo:country="GB" officeooo:rsid="0028c536"/>
    </style:style>
    <style:style style:name="T35" style:family="text">
      <style:text-properties fo:language="en" fo:country="GB" officeooo:rsid="002a6480"/>
    </style:style>
    <style:style style:name="T36" style:family="text">
      <style:text-properties fo:language="en" fo:country="GB" officeooo:rsid="002b9baf"/>
    </style:style>
    <style:style style:name="T37" style:family="text">
      <style:text-properties fo:language="en" fo:country="GB" officeooo:rsid="002ce843"/>
    </style:style>
    <style:style style:name="T38" style:family="text">
      <style:text-properties fo:language="en" fo:country="GB" officeooo:rsid="002d4938"/>
    </style:style>
    <style:style style:name="T39" style:family="text">
      <style:text-properties fo:language="en" fo:country="GB" officeooo:rsid="002f7732"/>
    </style:style>
    <style:style style:name="T40" style:family="text">
      <style:text-properties officeooo:rsid="0031797f"/>
    </style:style>
    <style:style style:name="T4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2" style:family="text">
      <style:text-properties fo:font-size="12pt" fo:language="en" fo:country="GB" fo:font-style="normal" fo:font-weight="normal" style:font-size-asian="10.5pt" style:font-style-asian="normal" style:font-weight-asian="normal" style:font-size-complex="12pt" style:font-style-complex="normal" style:font-weight-complex="normal"/>
    </style:style>
    <style:style style:name="T43" style:family="text">
      <style:text-properties fo:font-size="12pt" fo:language="en" fo:country="GB" fo:font-style="normal" fo:font-weight="normal" officeooo:rsid="0035c7a5" style:font-size-asian="10.5pt" style:font-style-asian="normal" style:font-weight-asian="normal" style:font-size-complex="12pt" style:font-style-complex="normal" style:font-weight-complex="normal"/>
    </style:style>
    <style:style style:name="T44" style:family="text">
      <style:text-properties fo:font-size="12pt" fo:language="en" fo:country="GB" fo:font-style="normal" fo:font-weight="normal" officeooo:rsid="0036e2f9" style:font-size-asian="10.5pt" style:font-style-asian="normal" style:font-weight-asian="normal" style:font-size-complex="12pt" style:font-style-complex="normal" style:font-weight-complex="normal"/>
    </style:style>
    <style:style style:name="T45" style:family="text">
      <style:text-properties fo:font-size="12pt" fo:language="en" fo:country="GB" fo:font-style="normal" fo:font-weight="normal" officeooo:rsid="00379df5" style:font-size-asian="10.5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2">Opdracht </text:span><text:span text:style-name="T22">1</text:span></text:h>
      <text:p text:style-name="P1">Opdracht 1 is bedoeld om je te laten zien hoe Docker volumes werken: een persistente data storage.</text:p>
      <text:list xml:id="list2493932056" text:style-name="L1">
        <text:list-item>
          <text:p text:style-name="P10">Bouw de image <text:span text:style-name="T40">van de Dockerfile</text:span></text:p>
        </text:list-item>
        <text:list-item>
          <text:p text:style-name="P8"><text:span text:style-name="T7">Opdracht 1</text:span><text:span text:style-name="T3"> bevat een python app die </text:span><text:span text:style-name="T15">iets wegschrijft naar ./volume_directory/some_text_file</text:span><text:span text:style-name="T3">, </text:span><text:span text:style-name="T7">en daarna afsterft. </text:span><text:span text:style-name="T3">Zorg dat /usr/src/app/input in een </text:span><text:span text:style-name="T8">named </text:span><text:span text:style-name="T3">volume wordt weggeschreven.</text:span></text:p>
        </text:list-item>
        <text:list-item>
          <text:p text:style-name="P11">De container sterft af nadat je input hebt geleverd. Verwijder de container.</text:p>
        </text:list-item>
        <text:list-item>
          <text:p text:style-name="P9"><text:span text:style-name="T8">Start een nieuwe container </text:span><text:span text:style-name="T15">die niets wegschrijft naar ./volume_directory/some_text_file (een simpele nginx container volstaat), </text:span><text:span text:style-name="T8">en mount de named volume </text:span><text:span text:style-name="T15">naar deze nieuwe container</text:span><text:span text:style-name="T3">. </text:span><text:span text:style-name="T8">Bekijk </text:span><text:span text:style-name="T15">some_text_file</text:span><text:span text:style-name="T8"> binnen de container. </text:span><text:span text:style-name="T5">(</text:span><text:span text:style-name="T6">Hoe kom je ook weer in de terminal van een container terecht</text:span><text:span text:style-name="T5">? Hint: terminal, interactive) </text:span><text:span text:style-name="T8">Wat staat </text:span><text:span text:style-name="T15">er in some_text_file</text:span><text:span text:style-name="T8">? </text:span></text:p>
        </text:list-item>
      </text:list>
      <text:p text:style-name="P23"><text:span text:style-name="T8">D</text:span><text:span text:style-name="T1">it toont aan dat wanneer een iets wegschrijft naar een volume, de wijzigingen in dat volume overleven, zelfs wanneer je de container stopt en verwijdert.</text:span></text:p>
      <text:p text:style-name="P23"><text:span text:style-name="T1">Vergeet achteraf niet je containers en volume op te ruimen met docker rm en docker volume rm. Dit kan je ook doen met docker system prune, maar dat verwijdert </text:span><text:span text:style-name="T16">alle</text:span><text:span text:style-name="T17"> gestopte containers en ongebruikte volumes.</text:span></text:p>
      <text:h text:style-name="P6" text:outline-level="1">Opdracht <text:span text:style-name="T23">2</text:span></text:h>
      <text:p text:style-name="P27"><text:span text:style-name="T9">Opdracht </text:span><text:span text:style-name="T10">2 is bedoeld om je </text:span><text:span text:style-name="T18">te laten zien dat containers verbonden via hetzelfde netwerk met elkaar kunnen communiceren. Je zal een user defined bridge network maken.</text:span></text:p>
      <text:p text:style-name="P27"><text:span text:style-name="T18">Je zal hier gebruik maken van een busybox container. Busybox is een speciale container die bedoeld is om één commando uit te voeren en vervolgens afsterft. Het commando dat wij zullen gebruiken is ping. Busybox gaat nginx pingen.</text:span></text:p>
      <text:list xml:id="list3372480873" text:style-name="L6">
        <text:list-item>
          <text:p text:style-name="P24"><text:span text:style-name="T18">Maak een simpele nginx container aan, met naam nginx</text:span></text:p>
        </text:list-item>
        <text:list-item>
          <text:p text:style-name="P25"><text:span text:style-name="T1">Run een busybox container en laat deze de nginx container pingen<text:line-break/></text:span><text:span text:style-name="T4">Wat heb je hier voor nodig? Je moet interageren met de terminal van de busybox container</text:span></text:p>
        </text:list-item>
        <text:list-item>
          <text:p text:style-name="P24"><text:span text:style-name="T20">Je krijgt een melding in de trant van “bad address”<text:line-break/>Dit is logisch: de containers zijn namelijk compleet van elkaar geïsoleerd</text:span></text:p>
        </text:list-item>
        <text:list-item>
          <text:p text:style-name="P25"><text:span text:style-name="T19">Maak nu een Docker network: nginx_network</text:span></text:p>
        </text:list-item>
        <text:list-item>
          <text:p text:style-name="P25"><text:span text:style-name="T19">Verbind de nginx container met nginx_network</text:span></text:p>
        </text:list-item>
        <text:list-item>
          <text:p text:style-name="P25"><text:span text:style-name="T19">Verbind de busybox container met nginx_network en run de ping opnieuw</text:span></text:p>
        </text:list-item>
      </text:list>
      <text:p text:style-name="P26"><text:span text:style-name="T19">Zoals je ziet </text:span><text:span text:style-name="T21">zijn de containers nu wel met elkaar verbonden.</text:span><text:span text:style-name="T19"> </text:span></text:p>
      <text:p text:style-name="P28"><text:span text:style-name="T19">Ruim je containers en netwerk op.</text:span></text:p>
      <text:h text:style-name="P7" text:outline-level="1"><text:soft-page-break/>Opdracht <text:span text:style-name="T24">3</text:span></text:h>
      <text:p text:style-name="P3"><text:span text:style-name="T12">O</text:span><text:span text:style-name="T11">pdracht 3 is de combinatie van alle kennis die je tot nu toe hebt opgedaan. </text:span><text:span text:style-name="T13">Dit is een complexe opdracht, dus houd je aandacht er goed bij en lees de opgave goed door.</text:span></text:p>
      <text:p text:style-name="P2">Je gaat een zoekmachine bouwen. Deze zoekmachine zal bestaan uit:</text:p>
      <text:list xml:id="list135306846" text:style-name="L4">
        <text:list-item>
          <text:p text:style-name="P12">Een Python webapplicatie</text:p>
        </text:list-item>
        <text:list-item>
          <text:p text:style-name="P12">Een nginx reverse-proxy</text:p>
        </text:list-item>
        <text:list-item>
          <text:p text:style-name="P12">Een elasticsearch (ES) cluster van 3 nodes</text:p>
        </text:list-item>
      </text:list>
      <text:p text:style-name="P22"><text:span text:style-name="T13">Bekijk de directory van opdracht 3. Je vindt er verschillende directories: </text:span><text:span text:style-name="T14">nginx</text:span><text:span text:style-name="T13"> bevat een configuratiebestand voor nginx, scraper bevat een Python webscraper die data verstuurt naar ES, index_creator bevat een python app die ES indices aanmaakt en frontend bevat de Python webapplicatie.</text:span></text:p>
      <text:p text:style-name="P4"><text:span text:style-name="T33">De scraper en de index_creator horen maar 1x te runnen (de index_creator maakt 1x de indices aan, en de scraper zal dan in 1x het ES cluster opvullen). Je wilt niet dat ze meerdere keren runnen. Er is een script in de directory dat ervoor zal zorgen dat de container slechts één keer zijn taak uitvoert. Dit script schrijft een bestandje weg naar de directory /tracker. </text:span><text:span text:style-name="T34">De mount die je in de opdracht hiernaar zet zorgt ervoor dat de container niet opnieuw gaat scrapen.</text:span></text:p>
      <text:p text:style-name="P13">Maak een docker-compose.yml aan<text:span text:style-name="T27"> </text:span><text:span text:style-name="T35">met als basis een Elasticsearch cluster van 3 nodes. </text:span><text:span text:style-name="T38">De drie python applicaties moeten in de docker-compose terecht komen, net als een nginx container.</text:span></text:p>
      <text:list xml:id="list3569122593" text:style-name="L5">
        <text:list-item>
          <text:p text:style-name="P18">De frontend applicatie moet gebouwd worden vanuit de meegeleverde Dockerfile</text:p>
        </text:list-item>
        <text:list-item>
          <text:p text:style-name="P17">De index_creator en scraper moeten beiden gebouwd worden vanuit de Dockerfile in de respectievelijke directories. </text:p>
        </text:list-item>
        <text:list-item>
          <text:p text:style-name="P17">Mount een named volume naar de /tracker directory van scraper en index_creator</text:p>
        </text:list-item>
        <text:list-item>
          <text:p text:style-name="P16"><text:span text:style-name="T28">De index_creator en scraper </text:span><text:span text:style-name="T29">containers </text:span><text:span text:style-name="T28">moeten starten met het commando: </text:span><text:span text:style-name="T30">sh -c "dockerize -wait tcp://es01:9200 -timeout 300s -wait-retry-interval 30s sh startup_script.sh"</text:span></text:p>
        </text:list-item>
        <text:list-item>
          <text:p text:style-name="P21"><text:span text:style-name="T27">J</text:span><text:span text:style-name="T26">e mag zelf kiezen hoe je aan een nginx container komt</text:span></text:p>
        </text:list-item>
        <text:list-item>
          <text:p text:style-name="P21"><text:span text:style-name="T26">De meegeleverde config file nginx.conf moet op de één of andere manier terecht komen in </text:span><text:span text:style-name="T29">/etc/nginx/nginx.conf </text:span><text:span text:style-name="T26">binnen de nginx container</text:span></text:p>
        </text:list-item>
        <text:list-item>
          <text:p text:style-name="P19"><text:span text:style-name="T32">A</text:span><text:span text:style-name="T31">lleen</text:span><text:span text:style-name="T26"> de nginx container mag bereikbaar zijn van buitenaf<text:line-break/></text:span><text:span text:style-name="T36">Wat is hier het doel van? </text:span><text:span text:style-name="T37">Geef een antwoord op Socrative</text:span></text:p>
        </text:list-item>
        <text:list-item>
          <text:p text:style-name="P20"><text:span text:style-name="T26">De nginx container en elasticsearch containers mogen elkaar </text:span><text:span text:style-name="T31">niet</text:span><text:span text:style-name="T26"> </text:span><text:span text:style-name="T25">direct </text:span><text:span text:style-name="T26">kunnen bereiken<text:line-break/></text:span><text:span text:style-name="T36">Wat is hier het doel van? </text:span><text:span text:style-name="T37">Geef een antwoord op Socrative</text:span></text:p>
        </text:list-item>
      </text:list>
      <text:p text:style-name="P15"><text:span text:style-name="T27">A</text:span><text:span text:style-name="T26">ls je last hebt te visualiseren hoe de netwerken eruit </text:span><text:span text:style-name="T39">moeten</text:span><text:span text:style-name="T26"> komen te zien, </text:span><text:span text:style-name="T39">maak dan een tekening.</text:span></text:p>
      <text:p text:style-name="P14"><text:span text:style-name="T27">T</text:span><text:span text:style-name="T26">est je setup met docker-compose up. Als je alles goed hebt uitgevoerd kan je op </text:span><text:a xlink:type="simple" xlink:href="http://localhost:80/" text:style-name="Internet_20_link" text:visited-style-name="Visited_20_Internet_20_Link">http://localhost:80</text:a><text:span text:style-name="T26"> je zoekmachine vinden, en een zoekopdracht uitvoeren. </text:span><text:span text:style-name="T37">Als je vervolgens docker-compose down doet, sluit alles af.</text:span></text:p>
      <text:p text:style-name="P14"><text:soft-page-break/><text:span text:style-name="T37">Als je vervolgens nog eens docker-compose up doet, mogen de index_creator en scraper niet opnieuw runnen. Als je de instructies goed hebt opgevolgd is dit zo.</text:span></text:p>
      <text:p text:style-name="P29">Bonusvraag:</text:p>
      <text:p text:style-name="P29"><text:span text:style-name="T41">Ben je te vroeg klaar en wil je wat extra uitdaging? Je merkt dat je ES cluster met 3 nodes redelijk safe is…. Er kan er best eentje uitvallen en dan is er geen ramp. Maar wat als je Python frontend applicatie uitvalt? Dan heb je toch een probleem.</text:span></text:p>
      <text:p text:style-name="P30"><text:span text:style-name="T43">Maak de Python frontend applicatie highly available vanuit je Docker compose file: zorg dat er </text:span><text:span text:style-name="T45">altijd 3 containers draaien</text:span><text:span text:style-name="T43">! Hint: zoek naar replication </text:span><text:span text:style-name="T45">en restart</text:span><text:span text:style-name="T4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01-19T17:33:36.833000000</dc:date>
    <meta:editing-duration>PT3H34M58S</meta:editing-duration>
    <meta:editing-cycles>37</meta:editing-cycles>
    <meta:document-statistic meta:table-count="0" meta:image-count="0" meta:object-count="0" meta:page-count="3" meta:paragraph-count="42" meta:word-count="848" meta:character-count="5175" meta:non-whitespace-character-count="4387"/>
  </office:meta>
</office:document-meta>
</file>